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ef8c0" officeooo:paragraph-rsid="000ef8c0"/>
    </style:style>
    <style:style style:name="P2" style:family="paragraph" style:parent-style-name="Standard">
      <style:text-properties officeooo:rsid="000fed4f" officeooo:paragraph-rsid="000fed4f"/>
    </style:style>
    <style:style style:name="P3" style:family="paragraph" style:parent-style-name="Standard">
      <style:text-properties officeooo:rsid="00104b13" officeooo:paragraph-rsid="00104b13"/>
    </style:style>
    <style:style style:name="P4" style:family="paragraph" style:parent-style-name="Standard">
      <style:text-properties officeooo:rsid="00133290" officeooo:paragraph-rsid="00133290"/>
    </style:style>
    <style:style style:name="P5" style:family="paragraph" style:parent-style-name="Standard">
      <style:text-properties officeooo:rsid="0014a3aa" officeooo:paragraph-rsid="0014a3aa"/>
    </style:style>
    <style:style style:name="T1" style:family="text">
      <style:text-properties officeooo:rsid="00104b13"/>
    </style:style>
    <style:style style:name="T2" style:family="text">
      <style:text-properties officeooo:rsid="0011e38b"/>
    </style:style>
    <style:style style:name="T3" style:family="text">
      <style:text-properties officeooo:rsid="001332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<text:span text:style-name="T1">2</text:span> :</text:p>
      <text:p text:style-name="P1">1. non</text:p>
      <text:p text:style-name="P2">12 . marche pas</text:p>
      <text:p text:style-name="P2">14. 2 stoppés, 3 en marche</text:p>
      <text:p text:style-name="P2">16. jsp</text:p>
      <text:p text:style-name="P2">17. job</text:p>
      <text:p text:style-name="P2">18. ctrl+c</text:p>
      <text:p text:style-name="P2">19. ctrl + z</text:p>
      <text:p text:style-name="P2">20. job</text:p>
      <text:p text:style-name="P2"/>
      <text:p text:style-name="P3">exo4 :</text:p>
      <text:p text:style-name="P3">Q4 :</text:p>
      <text:p text:style-name="P3">1. tr i I 0&lt;tuyaux</text:p>
      <text:p text:style-name="P3">2. tr [:lower:] [:upper:] 0&lt;tuyaux</text:p>
      <text:p text:style-name="P3">3. <text:span text:style-name="T3">x</text:span></text:p>
      <text:p text:style-name="P3"><text:span text:style-name="T2">4. </text:span>tr -d [:digit:] 0&lt;tuyaux</text:p>
      <text:p text:style-name="P3"/>
      <text:p text:style-name="P4">Q6 :</text:p>
      <text:p text:style-name="P4">1. cut -b 1 0&lt;tuyaux</text:p>
      <text:p text:style-name="P5">2. cut -c2- 0&lt;tuyaux</text:p>
      <text:p text:style-name="P5">3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09:27:47.830077285</meta:creation-date>
    <dc:date>2022-09-13T11:59:30.829668929</dc:date>
    <meta:editing-duration>PT42S</meta:editing-duration>
    <meta:editing-cycles>1</meta:editing-cycles>
    <meta:document-statistic meta:table-count="0" meta:image-count="0" meta:object-count="0" meta:page-count="1" meta:paragraph-count="19" meta:word-count="59" meta:character-count="234" meta:non-whitespace-character-count="193"/>
    <meta:generator>LibreOffice/7.3.4.2$Linux_X86_64 LibreOffice_project/728fec16bd5f605073805c3c9e7c4212a0120dc5</meta:generator>
  </office:meta>
</office:document-meta>
</file>